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2.59291666666667cm"/>
    </style:style>
    <style:style style:name="co3" style:family="table-column">
      <style:table-column-properties fo:break-before="auto" style:column-width="16.24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0.502708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.log /home/nikhil/AOS/Assignment4/serverlogs/1/</text:p>
          </table:table-cell>
          <table:table-cell table:style-name="ce1"/>
          <table:table-cell office:value-type="string" table:style-name="ce1">
            <text:p>ubuntu@</text:p>
          </table:table-cell>
          <table:table-cell office:value-type="string" table:style-name="ce2">
            <text:p>54.172.158.138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Mongo.log /home/nikhil/AOS/Assignment4/serverlogs/1/</text:p>
          </table:table-cell>
          <table:table-cell table:style-name="ce1"/>
          <table:table-cell office:value-type="string" table:style-name="ce1">
            <text:p>ubuntu@</text:p>
          </table:table-cell>
          <table:table-cell office:value-type="string" table:style-name="ce1">
            <text:p>54.172.124.15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Redis.log /home/nikhil/AOS/Assignment4/serverlogs/1/</text:p>
          </table:table-cell>
          <table:table-cell table:style-name="ce1"/>
          <table:table-cell office:value-type="string" table:style-name="ce1">
            <text:p>ubuntu@</text:p>
          </table:table-cell>
          <table:table-cell office:value-type="string" table:style-name="ce1">
            <text:p>54.208.117.19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Couch.log /home/nikhil/AOS/Assignment4/serverlogs/1/</text:p>
          </table:table-cell>
          <table:table-cell table:style-name="ce1"/>
          <table:table-cell office:value-type="string" table:style-name="ce1">
            <text:p>ubuntu@</text:p>
          </table:table-cell>
          <table:table-cell office:value-type="string" table:style-name="ce1">
            <text:p>54.174.238.152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string" table:style-name="ce1">
            <text:p>ubuntu@</text:p>
          </table:table-cell>
          <table:table-cell office:value-type="string" table:style-name="ce1">
            <text:p>54.175.242.24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.log /home/nikhil/AOS/Assignment4/serverlogs/2/1/</text:p>
          </table:table-cell>
          <table:table-cell table:style-name="ce1"/>
          <table:table-cell office:value-type="string" table:style-name="ce1">
            <text:p>ubuntu@</text:p>
          </table:table-cell>
          <table:table-cell office:value-type="string" table:style-name="ce1">
            <text:p>54.208.237.2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Mongo.log /home/nikhil/AOS/Assignment4/serverlogs/2/1/</text:p>
          </table:table-cell>
          <table:table-cell table:style-name="ce1"/>
          <table:table-cell office:value-type="string" table:style-name="ce1">
            <text:p>ubuntu@</text:p>
          </table:table-cell>
          <table:table-cell office:value-type="string" table:style-name="ce1">
            <text:p>54.175.250.17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Redis.log /home/nikhil/AOS/Assignment4/serverlogs/2/1/</text:p>
          </table:table-cell>
          <table:table-cell table:style-name="ce1"/>
          <table:table-cell office:value-type="string" table:style-name="ce1">
            <text:p>ubuntu@</text:p>
          </table:table-cell>
          <table:table-cell office:value-type="string" table:style-name="ce1">
            <text:p>54.209.9.21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Couch.log /home/nikhil/AOS/Assignment4/serverlogs/2/1/</text:p>
          </table:table-cell>
          <table:table-cell table:style-name="ce1"/>
          <table:table-cell office:value-type="string" table:style-name="ce1">
            <text:p>ubuntu@</text:p>
          </table:table-cell>
          <table:table-cell office:value-type="string" table:style-name="ce1">
            <text:p>54.208.24.25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24.155</text:p>
          </table:table-cell>
          <table:table-cell office:value-type="string" table:style-name="ce1">
            <text:p>:/home/ubuntu/SourceCode/perfLog.log /home/nikhil/AOS/Assignment4/serverlogs/2/2/</text:p>
          </table:table-cell>
          <table:table-cell table:style-name="ce1"/>
          <table:table-cell office:value-type="string" table:style-name="ce1">
            <text:p>ubuntu@</text:p>
          </table:table-cell>
          <table:table-cell office:value-type="string" table:style-name="ce1">
            <text:p>54.208.1.9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24.155</text:p>
          </table:table-cell>
          <table:table-cell office:value-type="string" table:style-name="ce1">
            <text:p>:/home/ubuntu/SourceCode/perfLogMongo.log /home/nikhil/AOS/Assignment4/serverlogs/2/2/</text:p>
          </table:table-cell>
          <table:table-cell table:style-name="ce1"/>
          <table:table-cell office:value-type="string" table:style-name="ce1">
            <text:p>ubuntu@</text:p>
          </table:table-cell>
          <table:table-cell office:value-type="string" table:style-name="ce1">
            <text:p>54.208.2.18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24.155</text:p>
          </table:table-cell>
          <table:table-cell office:value-type="string" table:style-name="ce1">
            <text:p>:/home/ubuntu/SourceCode/perfLogRedis.log /home/nikhil/AOS/Assignment4/serverlogs/2/2/</text:p>
          </table:table-cell>
          <table:table-cell table:style-name="ce1"/>
          <table:table-cell office:value-type="string" table:style-name="ce1">
            <text:p>ubuntu@</text:p>
          </table:table-cell>
          <table:table-cell office:value-type="string" table:style-name="ce1">
            <text:p>54.152.190.8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24.155</text:p>
          </table:table-cell>
          <table:table-cell office:value-type="string" table:style-name="ce1">
            <text:p>:/home/ubuntu/SourceCode/perfLogCouch.log /home/nikhil/AOS/Assignment4/serverlogs/2/2/</text:p>
          </table:table-cell>
          <table:table-cell table:style-name="ce1"/>
          <table:table-cell office:value-type="string" table:style-name="ce1">
            <text:p>ubuntu@</text:p>
          </table:table-cell>
          <table:table-cell office:value-type="string" table:style-name="ce1">
            <text:p>54.85.56.252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string" table:style-name="ce1">
            <text:p>ubuntu@</text:p>
          </table:table-cell>
          <table:table-cell office:value-type="string" table:style-name="ce1">
            <text:p>54.209.27.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.log /home/nikhil/AOS/Assignment4/serverlogs/4/1/</text:p>
          </table:table-cell>
          <table:table-cell table:style-name="ce1"/>
          <table:table-cell office:value-type="string" table:style-name="ce1">
            <text:p>ubuntu@</text:p>
          </table:table-cell>
          <table:table-cell office:value-type="string" table:style-name="ce1">
            <text:p>54.208.228.119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Mongo.log /home/nikhil/AOS/Assignment4/serverlogs/4/1/</text:p>
          </table:table-cell>
          <table:table-cell table:style-name="ce1"/>
          <table:table-cell office:value-type="string" table:style-name="ce1">
            <text:p>ubuntu@</text:p>
          </table:table-cell>
          <table:table-cell office:value-type="string" table:style-name="ce1">
            <text:p>54.172.252.1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Redis.log /home/nikhil/AOS/Assignment4/serverlogs/4/1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Couch.log /home/nikhil/AOS/Assignment4/serverlogs/4/1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24.155</text:p>
          </table:table-cell>
          <table:table-cell office:value-type="string" table:style-name="ce1">
            <text:p>:/home/ubuntu/SourceCode/perfLog.log /home/nikhil/AOS/Assignment4/serverlogs/4/2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24.155</text:p>
          </table:table-cell>
          <table:table-cell office:value-type="string" table:style-name="ce1">
            <text:p>:/home/ubuntu/SourceCode/perfLogMongo.log /home/nikhil/AOS/Assignment4/serverlogs/4/2/</text:p>
          </table:table-cell>
          <table:table-cell table:style-name="ce1"/>
          <table:table-cell office:value-type="string" table:style-name="ce1">
            <text:p>server.ip.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=</text:p>
          </table:table-cell>
          <table:table-cell office:value-type="string" table:style-name="ce1">
            <text:p>172.31.14.6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24.155</text:p>
          </table:table-cell>
          <table:table-cell office:value-type="string" table:style-name="ce1">
            <text:p>:/home/ubuntu/SourceCode/perfLogRedis.log /home/nikhil/AOS/Assignment4/serverlogs/4/2/</text:p>
          </table:table-cell>
          <table:table-cell table:style-name="ce1"/>
          <table:table-cell office:value-type="string" table:style-name="ce1">
            <text:p>server.ip.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=</text:p>
          </table:table-cell>
          <table:table-cell office:value-type="string" table:style-name="ce1">
            <text:p>172.31.8.2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24.155</text:p>
          </table:table-cell>
          <table:table-cell office:value-type="string" table:style-name="ce1">
            <text:p>:/home/ubuntu/SourceCode/perfLogCouch.log /home/nikhil/AOS/Assignment4/serverlogs/4/2/</text:p>
          </table:table-cell>
          <table:table-cell table:style-name="ce1"/>
          <table:table-cell office:value-type="string" table:style-name="ce1">
            <text:p>server.ip.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=</text:p>
          </table:table-cell>
          <table:table-cell office:value-type="string" table:style-name="ce1">
            <text:p>172.31.3.18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117.194</text:p>
          </table:table-cell>
          <table:table-cell office:value-type="string" table:style-name="ce1">
            <text:p>:/home/ubuntu/SourceCode/perfLog.log /home/nikhil/AOS/Assignment4/serverlogs/4/3/</text:p>
          </table:table-cell>
          <table:table-cell table:style-name="ce1"/>
          <table:table-cell office:value-type="string" table:style-name="ce1">
            <text:p>server.ip.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=</text:p>
          </table:table-cell>
          <table:table-cell office:value-type="string" table:style-name="ce1">
            <text:p>172.31.3.2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117.194</text:p>
          </table:table-cell>
          <table:table-cell office:value-type="string" table:style-name="ce1">
            <text:p>:/home/ubuntu/SourceCode/perfLogMongo.log /home/nikhil/AOS/Assignment4/serverlogs/4/3/</text:p>
          </table:table-cell>
          <table:table-cell table:style-name="ce1"/>
          <table:table-cell office:value-type="string" table:style-name="ce1">
            <text:p>server.ip.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=</text:p>
          </table:table-cell>
          <table:table-cell office:value-type="string" table:style-name="ce1">
            <text:p>172.31.2.23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117.194</text:p>
          </table:table-cell>
          <table:table-cell office:value-type="string" table:style-name="ce1">
            <text:p>:/home/ubuntu/SourceCode/perfLogRedis.log /home/nikhil/AOS/Assignment4/serverlogs/4/3/</text:p>
          </table:table-cell>
          <table:table-cell table:style-name="ce1"/>
          <table:table-cell office:value-type="string" table:style-name="ce1">
            <text:p>server.ip.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=</text:p>
          </table:table-cell>
          <table:table-cell office:value-type="string" table:style-name="ce1">
            <text:p>172.31.5.2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117.194</text:p>
          </table:table-cell>
          <table:table-cell office:value-type="string" table:style-name="ce1">
            <text:p>:/home/ubuntu/SourceCode/perfLogCouch.log /home/nikhil/AOS/Assignment4/serverlogs/4/3/</text:p>
          </table:table-cell>
          <table:table-cell table:style-name="ce1"/>
          <table:table-cell office:value-type="string" table:style-name="ce1">
            <text:p>server.ip.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=</text:p>
          </table:table-cell>
          <table:table-cell office:value-type="string" table:style-name="ce1">
            <text:p>172.31.0.13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4.238.152</text:p>
          </table:table-cell>
          <table:table-cell office:value-type="string" table:style-name="ce1">
            <text:p>:/home/ubuntu/SourceCode/perfLog.log /home/nikhil/AOS/Assignment4/serverlogs/4/4/</text:p>
          </table:table-cell>
          <table:table-cell table:style-name="ce1"/>
          <table:table-cell office:value-type="string" table:style-name="ce1">
            <text:p>server.ip.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=</text:p>
          </table:table-cell>
          <table:table-cell office:value-type="string" table:style-name="ce1">
            <text:p>172.31.0.5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4.238.152</text:p>
          </table:table-cell>
          <table:table-cell office:value-type="string" table:style-name="ce1">
            <text:p>:/home/ubuntu/SourceCode/perfLogMongo.log /home/nikhil/AOS/Assignment4/serverlogs/4/4/</text:p>
          </table:table-cell>
          <table:table-cell table:style-name="ce1"/>
          <table:table-cell office:value-type="string" table:style-name="ce1">
            <text:p>server.ip.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=</text:p>
          </table:table-cell>
          <table:table-cell office:value-type="string" table:style-name="ce1">
            <text:p>172.31.14.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4.238.152</text:p>
          </table:table-cell>
          <table:table-cell office:value-type="string" table:style-name="ce1">
            <text:p>:/home/ubuntu/SourceCode/perfLogRedis.log /home/nikhil/AOS/Assignment4/serverlogs/4/4/</text:p>
          </table:table-cell>
          <table:table-cell table:style-name="ce1"/>
          <table:table-cell office:value-type="string" table:style-name="ce1">
            <text:p>server.ip.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=</text:p>
          </table:table-cell>
          <table:table-cell office:value-type="string" table:style-name="ce1">
            <text:p>172.31.3.2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4.238.152</text:p>
          </table:table-cell>
          <table:table-cell office:value-type="string" table:style-name="ce1">
            <text:p>:/home/ubuntu/SourceCode/perfLogCouch.log /home/nikhil/AOS/Assignment4/serverlogs/4/4/</text:p>
          </table:table-cell>
          <table:table-cell table:style-name="ce1"/>
          <table:table-cell office:value-type="string" table:style-name="ce1">
            <text:p>server.ip.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=</text:p>
          </table:table-cell>
          <table:table-cell office:value-type="string" table:style-name="ce1">
            <text:p>172.31.1.12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string" table:style-name="ce1">
            <text:p>server.ip.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=</text:p>
          </table:table-cell>
          <table:table-cell office:value-type="string" table:style-name="ce1">
            <text:p>172.31.14.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.log /home/nikhil/AOS/Assignment4/serverlogs/8/1/</text:p>
          </table:table-cell>
          <table:table-cell table:style-name="ce1"/>
          <table:table-cell office:value-type="string" table:style-name="ce1">
            <text:p>server.ip.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=</text:p>
          </table:table-cell>
          <table:table-cell office:value-type="string" table:style-name="ce1">
            <text:p>172.31.6.2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Mongo.log /home/nikhil/AOS/Assignment4/serverlogs/8/1/</text:p>
          </table:table-cell>
          <table:table-cell table:style-name="ce1"/>
          <table:table-cell office:value-type="string" table:style-name="ce1">
            <text:p>server.ip.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=</text:p>
          </table:table-cell>
          <table:table-cell office:value-type="string" table:style-name="ce1">
            <text:p>172.31.9.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Redis.log /home/nikhil/AOS/Assignment4/serverlogs/8/1/</text:p>
          </table:table-cell>
          <table:table-cell table:style-name="ce1"/>
          <table:table-cell office:value-type="string" table:style-name="ce1">
            <text:p>server.ip.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=</text:p>
          </table:table-cell>
          <table:table-cell office:value-type="string" table:style-name="ce1">
            <text:p>172.31.0.16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Couch.log /home/nikhil/AOS/Assignment4/serverlogs/8/1/</text:p>
          </table:table-cell>
          <table:table-cell table:style-name="ce1"/>
          <table:table-cell office:value-type="string" table:style-name="ce1">
            <text:p>server.ip.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=</text:p>
          </table:table-cell>
          <table:table-cell office:value-type="string" table:style-name="ce1">
            <text:p>172.31.7.24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24.155</text:p>
          </table:table-cell>
          <table:table-cell office:value-type="string" table:style-name="ce1">
            <text:p>:/home/ubuntu/SourceCode/perfLog.log /home/nikhil/AOS/Assignment4/serverlogs/8/2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24.155</text:p>
          </table:table-cell>
          <table:table-cell office:value-type="string" table:style-name="ce1">
            <text:p>:/home/ubuntu/SourceCode/perfLogMongo.log /home/nikhil/AOS/Assignment4/serverlogs/8/2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24.155</text:p>
          </table:table-cell>
          <table:table-cell office:value-type="string" table:style-name="ce1">
            <text:p>:/home/ubuntu/SourceCode/perfLogRedis.log /home/nikhil/AOS/Assignment4/serverlogs/8/2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24.155</text:p>
          </table:table-cell>
          <table:table-cell office:value-type="string" table:style-name="ce1">
            <text:p>:/home/ubuntu/SourceCode/perfLogCouch.log /home/nikhil/AOS/Assignment4/serverlogs/8/2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117.194</text:p>
          </table:table-cell>
          <table:table-cell office:value-type="string" table:style-name="ce1">
            <text:p>:/home/ubuntu/SourceCode/perfLog.log /home/nikhil/AOS/Assignment4/serverlogs/8/3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117.194</text:p>
          </table:table-cell>
          <table:table-cell office:value-type="string" table:style-name="ce1">
            <text:p>:/home/ubuntu/SourceCode/perfLogMongo.log /home/nikhil/AOS/Assignment4/serverlogs/8/3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117.194</text:p>
          </table:table-cell>
          <table:table-cell office:value-type="string" table:style-name="ce1">
            <text:p>:/home/ubuntu/SourceCode/perfLogRedis.log /home/nikhil/AOS/Assignment4/serverlogs/8/3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117.194</text:p>
          </table:table-cell>
          <table:table-cell office:value-type="string" table:style-name="ce1">
            <text:p>:/home/ubuntu/SourceCode/perfLogCouch.log /home/nikhil/AOS/Assignment4/serverlogs/8/3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4.238.152</text:p>
          </table:table-cell>
          <table:table-cell office:value-type="string" table:style-name="ce1">
            <text:p>:/home/ubuntu/SourceCode/perfLog.log /home/nikhil/AOS/Assignment4/serverlogs/8/4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4.238.152</text:p>
          </table:table-cell>
          <table:table-cell office:value-type="string" table:style-name="ce1">
            <text:p>:/home/ubuntu/SourceCode/perfLogMongo.log /home/nikhil/AOS/Assignment4/serverlogs/8/4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4.238.152</text:p>
          </table:table-cell>
          <table:table-cell office:value-type="string" table:style-name="ce1">
            <text:p>:/home/ubuntu/SourceCode/perfLogRedis.log /home/nikhil/AOS/Assignment4/serverlogs/8/4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4.238.152</text:p>
          </table:table-cell>
          <table:table-cell office:value-type="string" table:style-name="ce1">
            <text:p>:/home/ubuntu/SourceCode/perfLogCouch.log /home/nikhil/AOS/Assignment4/serverlogs/8/4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5.242.243</text:p>
          </table:table-cell>
          <table:table-cell office:value-type="string" table:style-name="ce1">
            <text:p>:/home/ubuntu/SourceCode/perfLog.log /home/nikhil/AOS/Assignment4/serverlogs/8/5/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5.242.243</text:p>
          </table:table-cell>
          <table:table-cell office:value-type="string" table:style-name="ce1">
            <text:p>:/home/ubuntu/SourceCode/perfLogMongo.log /home/nikhil/AOS/Assignment4/serverlogs/8/5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5.242.243</text:p>
          </table:table-cell>
          <table:table-cell office:value-type="string" table:style-name="ce1">
            <text:p>:/home/ubuntu/SourceCode/perfLogRedis.log /home/nikhil/AOS/Assignment4/serverlogs/8/5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5.242.243</text:p>
          </table:table-cell>
          <table:table-cell office:value-type="string" table:style-name="ce1">
            <text:p>:/home/ubuntu/SourceCode/perfLogCouch.log /home/nikhil/AOS/Assignment4/serverlogs/8/5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37.210</text:p>
          </table:table-cell>
          <table:table-cell office:value-type="string" table:style-name="ce1">
            <text:p>:/home/ubuntu/SourceCode/perfLog.log /home/nikhil/AOS/Assignment4/serverlogs/8/6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37.210</text:p>
          </table:table-cell>
          <table:table-cell office:value-type="string" table:style-name="ce1">
            <text:p>:/home/ubuntu/SourceCode/perfLogMongo.log /home/nikhil/AOS/Assignment4/serverlogs/8/6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37.210</text:p>
          </table:table-cell>
          <table:table-cell office:value-type="string" table:style-name="ce1">
            <text:p>:/home/ubuntu/SourceCode/perfLogRedis.log /home/nikhil/AOS/Assignment4/serverlogs/8/6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37.210</text:p>
          </table:table-cell>
          <table:table-cell office:value-type="string" table:style-name="ce1">
            <text:p>:/home/ubuntu/SourceCode/perfLogCouch.log /home/nikhil/AOS/Assignment4/serverlogs/8/6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5.250.171</text:p>
          </table:table-cell>
          <table:table-cell office:value-type="string" table:style-name="ce1">
            <text:p>:/home/ubuntu/SourceCode/perfLog.log /home/nikhil/AOS/Assignment4/serverlogs/8/7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5.250.171</text:p>
          </table:table-cell>
          <table:table-cell office:value-type="string" table:style-name="ce1">
            <text:p>:/home/ubuntu/SourceCode/perfLogMongo.log /home/nikhil/AOS/Assignment4/serverlogs/8/7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5.250.171</text:p>
          </table:table-cell>
          <table:table-cell office:value-type="string" table:style-name="ce1">
            <text:p>:/home/ubuntu/SourceCode/perfLogRedis.log /home/nikhil/AOS/Assignment4/serverlogs/8/7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5.250.171</text:p>
          </table:table-cell>
          <table:table-cell office:value-type="string" table:style-name="ce1">
            <text:p>:/home/ubuntu/SourceCode/perfLogCouch.log /home/nikhil/AOS/Assignment4/serverlogs/8/7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9.9.217</text:p>
          </table:table-cell>
          <table:table-cell office:value-type="string" table:style-name="ce1">
            <text:p>:/home/ubuntu/SourceCode/perfLog.log /home/nikhil/AOS/Assignment4/serverlogs/8/8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9.9.217</text:p>
          </table:table-cell>
          <table:table-cell office:value-type="string" table:style-name="ce1">
            <text:p>:/home/ubuntu/SourceCode/perfLogMongo.log /home/nikhil/AOS/Assignment4/serverlogs/8/8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9.9.217</text:p>
          </table:table-cell>
          <table:table-cell office:value-type="string" table:style-name="ce1">
            <text:p>:/home/ubuntu/SourceCode/perfLogRedis.log /home/nikhil/AOS/Assignment4/serverlogs/8/8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9.9.217</text:p>
          </table:table-cell>
          <table:table-cell office:value-type="string" table:style-name="ce1">
            <text:p>:/home/ubuntu/SourceCode/perfLogCouch.log /home/nikhil/AOS/Assignment4/serverlogs/8/8/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.log /home/nikhil/AOS/Assignment4/serverlogs/16/1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Mongo.log /home/nikhil/AOS/Assignment4/serverlogs/16/1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Redis.log /home/nikhil/AOS/Assignment4/serverlogs/16/1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58.138</text:p>
          </table:table-cell>
          <table:table-cell office:value-type="string" table:style-name="ce1">
            <text:p>:/home/ubuntu/SourceCode/perfLogCouch.log /home/nikhil/AOS/Assignment4/serverlogs/16/1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24.155</text:p>
          </table:table-cell>
          <table:table-cell office:value-type="string" table:style-name="ce1">
            <text:p>:/home/ubuntu/SourceCode/perfLog.log /home/nikhil/AOS/Assignment4/serverlogs/16/2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24.155</text:p>
          </table:table-cell>
          <table:table-cell office:value-type="string" table:style-name="ce1">
            <text:p>:/home/ubuntu/SourceCode/perfLogMongo.log /home/nikhil/AOS/Assignment4/serverlogs/16/2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24.155</text:p>
          </table:table-cell>
          <table:table-cell office:value-type="string" table:style-name="ce1">
            <text:p>:/home/ubuntu/SourceCode/perfLogRedis.log /home/nikhil/AOS/Assignment4/serverlogs/16/2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124.155</text:p>
          </table:table-cell>
          <table:table-cell office:value-type="string" table:style-name="ce1">
            <text:p>:/home/ubuntu/SourceCode/perfLogCouch.log /home/nikhil/AOS/Assignment4/serverlogs/16/2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117.194</text:p>
          </table:table-cell>
          <table:table-cell office:value-type="string" table:style-name="ce1">
            <text:p>:/home/ubuntu/SourceCode/perfLog.log /home/nikhil/AOS/Assignment4/serverlogs/16/3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117.194</text:p>
          </table:table-cell>
          <table:table-cell office:value-type="string" table:style-name="ce1">
            <text:p>:/home/ubuntu/SourceCode/perfLogMongo.log /home/nikhil/AOS/Assignment4/serverlogs/16/3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117.194</text:p>
          </table:table-cell>
          <table:table-cell office:value-type="string" table:style-name="ce1">
            <text:p>:/home/ubuntu/SourceCode/perfLogRedis.log /home/nikhil/AOS/Assignment4/serverlogs/16/3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117.194</text:p>
          </table:table-cell>
          <table:table-cell office:value-type="string" table:style-name="ce1">
            <text:p>:/home/ubuntu/SourceCode/perfLogCouch.log /home/nikhil/AOS/Assignment4/serverlogs/16/3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4.238.152</text:p>
          </table:table-cell>
          <table:table-cell office:value-type="string" table:style-name="ce1">
            <text:p>:/home/ubuntu/SourceCode/perfLog.log /home/nikhil/AOS/Assignment4/serverlogs/16/4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4.238.152</text:p>
          </table:table-cell>
          <table:table-cell office:value-type="string" table:style-name="ce1">
            <text:p>:/home/ubuntu/SourceCode/perfLogMongo.log /home/nikhil/AOS/Assignment4/serverlogs/16/4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4.238.152</text:p>
          </table:table-cell>
          <table:table-cell office:value-type="string" table:style-name="ce1">
            <text:p>:/home/ubuntu/SourceCode/perfLogRedis.log /home/nikhil/AOS/Assignment4/serverlogs/16/4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4.238.152</text:p>
          </table:table-cell>
          <table:table-cell office:value-type="string" table:style-name="ce1">
            <text:p>:/home/ubuntu/SourceCode/perfLogCouch.log /home/nikhil/AOS/Assignment4/serverlogs/16/4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5.242.243</text:p>
          </table:table-cell>
          <table:table-cell office:value-type="string" table:style-name="ce1">
            <text:p>:/home/ubuntu/SourceCode/perfLog.log /home/nikhil/AOS/Assignment4/serverlogs/16/5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5.242.243</text:p>
          </table:table-cell>
          <table:table-cell office:value-type="string" table:style-name="ce1">
            <text:p>:/home/ubuntu/SourceCode/perfLogMongo.log /home/nikhil/AOS/Assignment4/serverlogs/16/5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5.242.243</text:p>
          </table:table-cell>
          <table:table-cell office:value-type="string" table:style-name="ce1">
            <text:p>:/home/ubuntu/SourceCode/perfLogRedis.log /home/nikhil/AOS/Assignment4/serverlogs/16/5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5.242.243</text:p>
          </table:table-cell>
          <table:table-cell office:value-type="string" table:style-name="ce1">
            <text:p>:/home/ubuntu/SourceCode/perfLogCouch.log /home/nikhil/AOS/Assignment4/serverlogs/16/5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37.210</text:p>
          </table:table-cell>
          <table:table-cell office:value-type="string" table:style-name="ce1">
            <text:p>:/home/ubuntu/SourceCode/perfLog.log /home/nikhil/AOS/Assignment4/serverlogs/16/6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37.210</text:p>
          </table:table-cell>
          <table:table-cell office:value-type="string" table:style-name="ce1">
            <text:p>:/home/ubuntu/SourceCode/perfLogMongo.log /home/nikhil/AOS/Assignment4/serverlogs/16/6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37.210</text:p>
          </table:table-cell>
          <table:table-cell office:value-type="string" table:style-name="ce1">
            <text:p>:/home/ubuntu/SourceCode/perfLogRedis.log /home/nikhil/AOS/Assignment4/serverlogs/16/6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37.210</text:p>
          </table:table-cell>
          <table:table-cell office:value-type="string" table:style-name="ce1">
            <text:p>:/home/ubuntu/SourceCode/perfLogCouch.log /home/nikhil/AOS/Assignment4/serverlogs/16/6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5.250.171</text:p>
          </table:table-cell>
          <table:table-cell office:value-type="string" table:style-name="ce1">
            <text:p>:/home/ubuntu/SourceCode/perfLog.log /home/nikhil/AOS/Assignment4/serverlogs/16/7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5.250.171</text:p>
          </table:table-cell>
          <table:table-cell office:value-type="string" table:style-name="ce1">
            <text:p>:/home/ubuntu/SourceCode/perfLogMongo.log /home/nikhil/AOS/Assignment4/serverlogs/16/7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5.250.171</text:p>
          </table:table-cell>
          <table:table-cell office:value-type="string" table:style-name="ce1">
            <text:p>:/home/ubuntu/SourceCode/perfLogRedis.log /home/nikhil/AOS/Assignment4/serverlogs/16/7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5.250.171</text:p>
          </table:table-cell>
          <table:table-cell office:value-type="string" table:style-name="ce1">
            <text:p>:/home/ubuntu/SourceCode/perfLogCouch.log /home/nikhil/AOS/Assignment4/serverlogs/16/7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9.9.217</text:p>
          </table:table-cell>
          <table:table-cell office:value-type="string" table:style-name="ce1">
            <text:p>:/home/ubuntu/SourceCode/perfLog.log /home/nikhil/AOS/Assignment4/serverlogs/16/8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9.9.217</text:p>
          </table:table-cell>
          <table:table-cell office:value-type="string" table:style-name="ce1">
            <text:p>:/home/ubuntu/SourceCode/perfLogMongo.log /home/nikhil/AOS/Assignment4/serverlogs/16/8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9.9.217</text:p>
          </table:table-cell>
          <table:table-cell office:value-type="string" table:style-name="ce1">
            <text:p>:/home/ubuntu/SourceCode/perfLogRedis.log /home/nikhil/AOS/Assignment4/serverlogs/16/8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9.9.217</text:p>
          </table:table-cell>
          <table:table-cell office:value-type="string" table:style-name="ce1">
            <text:p>:/home/ubuntu/SourceCode/perfLogCouch.log /home/nikhil/AOS/Assignment4/serverlogs/16/8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4.253</text:p>
          </table:table-cell>
          <table:table-cell office:value-type="string" table:style-name="ce1">
            <text:p>:/home/ubuntu/SourceCode/perfLog.log /home/nikhil/AOS/Assignment4/serverlogs/16/9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4.253</text:p>
          </table:table-cell>
          <table:table-cell office:value-type="string" table:style-name="ce1">
            <text:p>:/home/ubuntu/SourceCode/perfLogMongo.log /home/nikhil/AOS/Assignment4/serverlogs/16/9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4.253</text:p>
          </table:table-cell>
          <table:table-cell office:value-type="string" table:style-name="ce1">
            <text:p>:/home/ubuntu/SourceCode/perfLogRedis.log /home/nikhil/AOS/Assignment4/serverlogs/16/9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4.253</text:p>
          </table:table-cell>
          <table:table-cell office:value-type="string" table:style-name="ce1">
            <text:p>:/home/ubuntu/SourceCode/perfLogCouch.log /home/nikhil/AOS/Assignment4/serverlogs/16/9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1.95</text:p>
          </table:table-cell>
          <table:table-cell office:value-type="string" table:style-name="ce1">
            <text:p>:/home/ubuntu/SourceCode/perfLog.log /home/nikhil/AOS/Assignment4/serverlogs/16/10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1.95</text:p>
          </table:table-cell>
          <table:table-cell office:value-type="string" table:style-name="ce1">
            <text:p>:/home/ubuntu/SourceCode/perfLogMongo.log /home/nikhil/AOS/Assignment4/serverlogs/16/10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1.95</text:p>
          </table:table-cell>
          <table:table-cell office:value-type="string" table:style-name="ce1">
            <text:p>:/home/ubuntu/SourceCode/perfLogRedis.log /home/nikhil/AOS/Assignment4/serverlogs/16/10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1.95</text:p>
          </table:table-cell>
          <table:table-cell office:value-type="string" table:style-name="ce1">
            <text:p>:/home/ubuntu/SourceCode/perfLogCouch.log /home/nikhil/AOS/Assignment4/serverlogs/16/10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.183</text:p>
          </table:table-cell>
          <table:table-cell office:value-type="string" table:style-name="ce1">
            <text:p>:/home/ubuntu/SourceCode/perfLog.log /home/nikhil/AOS/Assignment4/serverlogs/16/11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.183</text:p>
          </table:table-cell>
          <table:table-cell office:value-type="string" table:style-name="ce1">
            <text:p>:/home/ubuntu/SourceCode/perfLogMongo.log /home/nikhil/AOS/Assignment4/serverlogs/16/11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.183</text:p>
          </table:table-cell>
          <table:table-cell office:value-type="string" table:style-name="ce1">
            <text:p>:/home/ubuntu/SourceCode/perfLogRedis.log /home/nikhil/AOS/Assignment4/serverlogs/16/11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.183</text:p>
          </table:table-cell>
          <table:table-cell office:value-type="string" table:style-name="ce1">
            <text:p>:/home/ubuntu/SourceCode/perfLogCouch.log /home/nikhil/AOS/Assignment4/serverlogs/16/11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52.190.82</text:p>
          </table:table-cell>
          <table:table-cell office:value-type="string" table:style-name="ce1">
            <text:p>:/home/ubuntu/SourceCode/perfLog.log /home/nikhil/AOS/Assignment4/serverlogs/16/12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52.190.82</text:p>
          </table:table-cell>
          <table:table-cell office:value-type="string" table:style-name="ce1">
            <text:p>:/home/ubuntu/SourceCode/perfLogMongo.log /home/nikhil/AOS/Assignment4/serverlogs/16/12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52.190.82</text:p>
          </table:table-cell>
          <table:table-cell office:value-type="string" table:style-name="ce1">
            <text:p>:/home/ubuntu/SourceCode/perfLogRedis.log /home/nikhil/AOS/Assignment4/serverlogs/16/12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52.190.82</text:p>
          </table:table-cell>
          <table:table-cell office:value-type="string" table:style-name="ce1">
            <text:p>:/home/ubuntu/SourceCode/perfLogCouch.log /home/nikhil/AOS/Assignment4/serverlogs/16/12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85.56.252</text:p>
          </table:table-cell>
          <table:table-cell office:value-type="string" table:style-name="ce1">
            <text:p>:/home/ubuntu/SourceCode/perfLog.log /home/nikhil/AOS/Assignment4/serverlogs/16/13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85.56.252</text:p>
          </table:table-cell>
          <table:table-cell office:value-type="string" table:style-name="ce1">
            <text:p>:/home/ubuntu/SourceCode/perfLogMongo.log /home/nikhil/AOS/Assignment4/serverlogs/16/13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85.56.252</text:p>
          </table:table-cell>
          <table:table-cell office:value-type="string" table:style-name="ce1">
            <text:p>:/home/ubuntu/SourceCode/perfLogRedis.log /home/nikhil/AOS/Assignment4/serverlogs/16/13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85.56.252</text:p>
          </table:table-cell>
          <table:table-cell office:value-type="string" table:style-name="ce1">
            <text:p>:/home/ubuntu/SourceCode/perfLogCouch.log /home/nikhil/AOS/Assignment4/serverlogs/16/13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9.27.2</text:p>
          </table:table-cell>
          <table:table-cell office:value-type="string" table:style-name="ce1">
            <text:p>:/home/ubuntu/SourceCode/perfLog.log /home/nikhil/AOS/Assignment4/serverlogs/16/14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9.27.2</text:p>
          </table:table-cell>
          <table:table-cell office:value-type="string" table:style-name="ce1">
            <text:p>:/home/ubuntu/SourceCode/perfLogMongo.log /home/nikhil/AOS/Assignment4/serverlogs/16/14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9.27.2</text:p>
          </table:table-cell>
          <table:table-cell office:value-type="string" table:style-name="ce1">
            <text:p>:/home/ubuntu/SourceCode/perfLogRedis.log /home/nikhil/AOS/Assignment4/serverlogs/16/14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9.27.2</text:p>
          </table:table-cell>
          <table:table-cell office:value-type="string" table:style-name="ce1">
            <text:p>:/home/ubuntu/SourceCode/perfLogCouch.log /home/nikhil/AOS/Assignment4/serverlogs/16/14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28.119</text:p>
          </table:table-cell>
          <table:table-cell office:value-type="string" table:style-name="ce1">
            <text:p>:/home/ubuntu/SourceCode/perfLog.log /home/nikhil/AOS/Assignment4/serverlogs/16/15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28.119</text:p>
          </table:table-cell>
          <table:table-cell office:value-type="string" table:style-name="ce1">
            <text:p>:/home/ubuntu/SourceCode/perfLogMongo.log /home/nikhil/AOS/Assignment4/serverlogs/16/15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28.119</text:p>
          </table:table-cell>
          <table:table-cell office:value-type="string" table:style-name="ce1">
            <text:p>:/home/ubuntu/SourceCode/perfLogRedis.log /home/nikhil/AOS/Assignment4/serverlogs/16/15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208.228.119</text:p>
          </table:table-cell>
          <table:table-cell office:value-type="string" table:style-name="ce1">
            <text:p>:/home/ubuntu/SourceCode/perfLogCouch.log /home/nikhil/AOS/Assignment4/serverlogs/16/15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252.144</text:p>
          </table:table-cell>
          <table:table-cell office:value-type="string" table:style-name="ce1">
            <text:p>:/home/ubuntu/SourceCode/perfLog.log /home/nikhil/AOS/Assignment4/serverlogs/16/16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252.144</text:p>
          </table:table-cell>
          <table:table-cell office:value-type="string" table:style-name="ce1">
            <text:p>:/home/ubuntu/SourceCode/perfLogMongo.log /home/nikhil/AOS/Assignment4/serverlogs/16/16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252.144</text:p>
          </table:table-cell>
          <table:table-cell office:value-type="string" table:style-name="ce1">
            <text:p>:/home/ubuntu/SourceCode/perfLogRedis.log /home/nikhil/AOS/Assignment4/serverlogs/16/16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cp -i nikhilnere.pem ubuntu@</text:p>
          </table:table-cell>
          <table:table-cell office:value-type="string" table:style-name="ce1">
            <text:p>54.172.252.144</text:p>
          </table:table-cell>
          <table:table-cell office:value-type="string" table:style-name="ce1">
            <text:p>:/home/ubuntu/SourceCode/perfLogCouch.log /home/nikhil/AOS/Assignment4/serverlogs/16/16/</text:p>
          </table:table-cell>
          <table:table-cell table:number-columns-repeated="16381"/>
        </table:table-row>
        <table:table-row table:number-rows-repeated="10484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Nikhil</dc:creator>
    <meta:creation-date>2015-11-27T23:36:39Z</meta:creation-date>
    <dc:date>2015-11-30T15:03:03Z</dc:date>
    <meta:editing-cycles>21</meta:editing-cycles>
    <meta:editing-duration>PT38624S</meta:editing-duration>
  </office:meta>
</office:document-meta>
</file>